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76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7.248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color="#c9211e" fo:font-weight="bold" style:font-weight-asian="bold" style:font-weight-complex="bold"/>
    </style:style>
    <style:style style:name="ce7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SSG_v0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5"/>
        <table:table-column table:style-name="co7" table:default-cell-style-name="Default"/>
        <table:table-column table:style-name="co6" table:number-columns-repeated="1014" table:default-cell-style-name="Default"/>
        <table:table-row table:style-name="ro1">
          <table:table-cell table:style-name="ce2" office:value-type="string" calcext:value-type="string">
            <text:p>Source:</text:p>
          </table:table-cell>
          <table:table-cell table:style-name="ce1" office:value-type="string" calcext:value-type="string">
            <text:p>OpenSourceSmartGlasses/electronics_and_firmware/OSSG_v0p4-2P/OSSG_v0p4.kicad_sch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1" office:value-type="string" calcext:value-type="string">
            <text:p>Mon Sep 19 14:31:07 20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mponent Count: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6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LCSC P/N</text:p>
          </table:table-cell>
          <table:table-cell table:style-name="ce6" office:value-type="string" calcext:value-type="string">
            <text:p>Locatio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E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NT3216LL00R2400A</text:p>
          </table:table-cell>
          <table:table-cell office:value-type="string" calcext:value-type="string">
            <text:p>OSSG_footprints:ANT3216LL00R2400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3767</text:p>
          </table:table-cell>
          <table:table-cell office:value-type="string" calcext:value-type="string">
            <text:p>93-34</text:p>
          </table:table-cell>
          <table:table-cell office:value-type="string" calcext:value-type="string">
            <text:p>Ceramic chip antenna with pin for PCB t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 C9, C15, C18, C20, 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445</text:p>
          </table:table-cell>
          <table:table-cell office:value-type="string" calcext:value-type="string">
            <text:p>92-1 /T19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, C4, C12, C13, C16, C6, C10, C11, 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1851</text:p>
          </table:table-cell>
          <table:table-cell office:value-type="string" calcext:value-type="string">
            <text:p>92-1 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00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YAGEO-CC0402KRX7R9BB201_C277481.html" xlink:type="simple">C277481</text:a></text:p>
          </table:table-cell>
          <table:table-cell office:value-type="string" calcext:value-type="string">
            <text:p>92-1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525</text:p>
          </table:table-cell>
          <table:table-cell office:value-type="string" calcext:value-type="string">
            <text:p>92-1 </text:p>
          </table:table-cell>
          <table:table-cell office:value-type="string" calcext:value-type="string">
            <text:p>Unpolarized capac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C14, </text:span>C17, C19, 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Murata-Electronics-GRM155R60J226ME11D_C415703.html" xlink:type="simple">C415703</text:a></text:p>
          </table:table-cell>
          <table:table-cell office:value-type="string" calcext:value-type="string">
            <text:p>92-1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S2812C-2020</text:p>
          </table:table-cell>
          <table:table-cell office:value-type="string" calcext:value-type="string">
            <text:p>OSSG_footprints:LED_WS2812C-202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555</text:p>
          </table:table-cell>
          <table:table-cell office:value-type="string" calcext:value-type="string">
            <text:p>89-4 </text:p>
          </table:table-cell>
          <table:table-cell office:value-type="string" calcext:value-type="string">
            <text:p>RGB LED with integrated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_SMD:D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84137</text:p>
          </table:table-cell>
          <table:table-cell office:value-type="string" calcext:value-type="string">
            <text:p>95-19 </text:p>
          </table:table-cell>
          <table:table-cell office:value-type="string" calcext:value-type="string">
            <text:p>Light emitting diode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5819W / RB160M-30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37163</text:p>
          </table:table-cell>
          <table:table-cell office:value-type="string" calcext:value-type="string">
            <text:p>96-2/91-29</text:p>
          </table:table-cell>
          <table:table-cell office:value-type="string" calcext:value-type="string">
            <text:p>Schottky di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Resettable-Fuses_Jinrui-Electronic-Materials-Co-JK-SMD0805-100-6V_C2830233.html" xlink:type="simple">C2830233</text:a>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Amphenol_10118194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6000</text:p>
          </table:table-cell>
          <table:table-cell office:value-type="string" calcext:value-type="string">
            <text:p>94-6</text:p>
          </table:table-cell>
          <table:table-cell office:value-type="string" calcext:value-type="string">
            <text:p>USB Micro Type B connec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OSSG_footprints:1.5uH_YXMAA0402-1R5M-AN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s text:c="2"/>C241335</text:p>
          </table:table-cell>
          <table:table-cell office:value-type="string" calcext:value-type="string">
            <text:p>86-22 </text:p>
          </table:table-cell>
          <table:table-cell office:value-type="string" calcext:value-type="string">
            <text:p>Induc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, Q2, 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2SC4617R BR</text:p>
          </table:table-cell>
          <table:table-cell office:value-type="string" calcext:value-type="string">
            <text:p>Package_TO_SOT_SMD:SOT-5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36080</text:p>
          </table:table-cell>
          <table:table-cell office:value-type="string" calcext:value-type="string">
            <text:p>97-29</text:p>
          </table:table-cell>
          <table:table-cell office:value-type="string" calcext:value-type="string">
            <text:p>NPN transistor, base/emitter/collec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3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MZ290UNE2YL</text:p>
          </table:table-cell>
          <table:table-cell office:value-type="string" calcext:value-type="string">
            <text:p>OSSG_footprints:DFN100X60X40-3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OSFETs_Nexperia-PMZ290UNE2YL_C478155.html" xlink:type="simple">C478155</text:a></text:p>
          </table:table-cell>
          <table:table-cell office:value-type="string" calcext:value-type="string">
            <text:p>91-9</text:p>
          </table:table-cell>
          <table:table-cell office:value-type="string" calcext:value-type="string">
            <text:p>N-MOSFET transistor, gate/source/dr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4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YJQD30P02A</text:p>
          </table:table-cell>
          <table:table-cell office:value-type="string" calcext:value-type="string">
            <text:p>OSSG_footprints:EMF20B02V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19546</text:p>
          </table:table-cell>
          <table:table-cell office:value-type="string" calcext:value-type="string">
            <text:p>97-28</text:p>
          </table:table-cell>
          <table:table-cell office:value-type="string" calcext:value-type="string">
            <text:p>Dual PMOS transistor, 6 pin pack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R1, R4, R5, R6, R15, R16, </text:span>R17, R18, 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06885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3, 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0R*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JR-070RL_C60485.html" xlink:type="simple">C60485</text:a>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, R10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234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2KL_C60488.html" xlink:type="simple">C60488</text:a>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9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150RL_C138054.html" xlink:type="simple">C138054</text:a>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1, R12, 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1ML_C138033.html" xlink:type="simple">C138033</text:a>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3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AC0402JR-07470KL_C227380.html" xlink:type="simple">C227380</text:a></text:p>
          </table:table-cell>
          <table:table-cell office:value-type="string" calcext:value-type="string">
            <text:p>87-2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4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AC0402FR-07147KL_C226785.html" xlink:type="simple">C226785</text:a></text:p>
          </table:table-cell>
          <table:table-cell office:value-type="string" calcext:value-type="string">
            <text:p>87-2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OSSG_footprints:SMD_Switch_Panasonic_EVQPUL_EVQPUC_6.3x6.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Tactile-Switches_USAKRO-UK-B0249-SP25Y_C493280.html" xlink:type="simple">C493280</text:a></text:p>
          </table:table-cell>
          <table:table-cell office:value-type="string" calcext:value-type="string">
            <text:p>90-7 </text:p>
          </table:table-cell>
          <table:table-cell office:value-type="string" calcext:value-type="string">
            <text:p>Single Pole Single Throw (SPST) swi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2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SSG_footprints:SW_SMD_SPDT_Slide_9x6.9-ho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857</text:p>
          </table:table-cell>
          <table:table-cell office:value-type="string" calcext:value-type="string">
            <text:p>90-3</text:p>
          </table:table-cell>
          <table:table-cell office:value-type="string" calcext:value-type="string">
            <text:p>Switch, single pole double thr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P23DB01HPTR</text:p>
          </table:table-cell>
          <table:table-cell office:value-type="string" calcext:value-type="string">
            <text:p>OSSG_footprints:MP23DB01HPT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8192</text:p>
          </table:table-cell>
          <table:table-cell office:value-type="string" calcext:value-type="string">
            <text:p>95-24</text:p>
          </table:table-cell>
          <table:table-cell office:value-type="string" calcext:value-type="string">
            <text:p>Microphone MEMS i2S PD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SP32-PICO-D4</text:p>
          </table:table-cell>
          <table:table-cell office:value-type="string" calcext:value-type="string">
            <text:p>OSSG_footprints:ESP32_PICO_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93707</text:p>
          </table:table-cell>
          <table:table-cell office:value-type="string" calcext:value-type="string">
            <text:p>86-30</text:p>
          </table:table-cell>
          <table:table-cell office:value-type="string" calcext:value-type="string">
            <text:p>ESP32 MC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H9102F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58418</text:p>
          </table:table-cell>
          <table:table-cell office:value-type="string" calcext:value-type="string">
            <text:p>96-4 </text:p>
          </table:table-cell>
          <table:table-cell office:value-type="string" calcext:value-type="string">
            <text:p>USB to UART Brid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XC61CC3002M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onitors-Reset-Circuits_Torex-Semicon-XC61CC3002MR_C80698.html" xlink:type="simple">C80698</text:a></text:p>
          </table:table-cell>
          <table:table-cell office:value-type="string" calcext:value-type="string">
            <text:p>97-20</text:p>
          </table:table-cell>
          <table:table-cell office:value-type="string" calcext:value-type="string">
            <text:p>voltage supervis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P5054HTC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Battery-Management-ICs_Wuxi-Chipown-Micro-electronics-AP5054HTCER_C2843820.html" xlink:type="simple">C2843820</text:a></text:p>
          </table:table-cell>
          <table:table-cell office:value-type="string" calcext:value-type="string">
            <text:p>94-15</text:p>
          </table:table-cell>
          <table:table-cell office:value-type="string" calcext:value-type="string">
            <text:p>Li-ion 1S Battery Charger 750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6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X17048</text:p>
          </table:table-cell>
          <table:table-cell office:value-type="string" calcext:value-type="string">
            <text:p>Package_DFN_QFN:DFN-8-1EP_2x2mm_P0.5mm_EP0.8x1.6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Battery-Management-ICs_Maxim-Integrated-MAX17048G-T10_C2682616.html" xlink:type="simple">C2682616</text:a></text:p>
          </table:table-cell>
          <table:table-cell office:value-type="string" calcext:value-type="string">
            <text:p>91-20 </text:p>
          </table:table-cell>
          <table:table-cell office:value-type="string" calcext:value-type="string">
            <text:p>1S LiPo Battery Fuel Gau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CP167BMX330TBG</text:p>
          </table:table-cell>
          <table:table-cell office:value-type="string" calcext:value-type="string">
            <text:p>OSSG_footprints:REG_NCP167BMX330TB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92227</text:p>
          </table:table-cell>
          <table:table-cell office:value-type="string" calcext:value-type="string">
            <text:p>95-22 </text:p>
          </table:table-cell>
          <table:table-cell office:value-type="string" calcext:value-type="string">
            <text:p>3.3V L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8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Y7088</text:p>
          </table:table-cell>
          <table:table-cell office:value-type="string" calcext:value-type="string">
            <text:p>Package_DFN_QFN:DFN-8-1EP_3x2mm_P0.5mm_EP1.7x1.4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DC-DC-Converters_Silergy-Corp-SY7088DGC_C178240.html" xlink:type="simple">C178240</text:a></text:p>
          </table:table-cell>
          <table:table-cell office:value-type="string" calcext:value-type="string">
            <text:p>88-6 </text:p>
          </table:table-cell>
          <table:table-cell office:value-type="string" calcext:value-type="string">
            <text:p>3V to 5V boost DC-DC Converter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* = See Schematic Notes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18T12:01:26.188175938</dc:date>
    <meta:editing-duration>P2DT9H53M47S</meta:editing-duration>
    <meta:editing-cycles>8</meta:editing-cycles>
    <meta:document-statistic meta:table-count="1" meta:cell-count="279" meta:object-count="0"/>
  </office:meta>
</office:document-meta>
</file>